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FreeMono" svg:font-family="FreeMono" style:font-adornments="Schräg" style:font-family-generic="modern" style:font-pitch="fixed"/>
    <style:font-face style:name="Liberation Mono" svg:font-family="'Liberation Mono'" style:font-family-generic="modern" style:font-pitch="fixed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2.498cm" fo:margin-right="0cm" fo:text-indent="0cm" style:auto-text-indent="false"/>
    </style:style>
    <style:style style:name="P2" style:family="paragraph" style:parent-style-name="Preformatted_20_Text">
      <style:paragraph-properties fo:margin-left="2.498cm" fo:margin-right="0cm" fo:text-indent="0cm" style:auto-text-indent="false"/>
      <style:text-properties officeooo:paragraph-rsid="005f606e"/>
    </style:style>
    <style:style style:name="P3" style:family="paragraph" style:parent-style-name="Standard">
      <style:text-properties officeooo:rsid="005722ea" officeooo:paragraph-rsid="005722ea"/>
    </style:style>
    <style:style style:name="P4" style:family="paragraph" style:parent-style-name="Standard">
      <style:text-properties officeooo:rsid="0067e36e" officeooo:paragraph-rsid="0067e36e"/>
    </style:style>
    <style:style style:name="P5" style:family="paragraph" style:parent-style-name="Standard">
      <style:text-properties officeooo:rsid="0069f380" officeooo:paragraph-rsid="0069f380"/>
    </style:style>
    <style:style style:name="P6" style:family="paragraph" style:parent-style-name="Preformatted_20_Text">
      <style:text-properties officeooo:rsid="005a81f1" officeooo:paragraph-rsid="005b3d4e"/>
    </style:style>
    <style:style style:name="P7" style:family="paragraph" style:parent-style-name="Preformatted_20_Text">
      <style:text-properties officeooo:paragraph-rsid="005b3d4e"/>
    </style:style>
    <style:style style:name="P8" style:family="paragraph" style:parent-style-name="Preformatted_20_Text">
      <style:text-properties fo:color="#000000" officeooo:rsid="0067e36e" officeooo:paragraph-rsid="0067e36e"/>
    </style:style>
    <style:style style:name="P9" style:family="paragraph" style:parent-style-name="Preformatted_20_Text">
      <style:text-properties fo:color="#00a933"/>
    </style:style>
    <style:style style:name="P10" style:family="paragraph" style:parent-style-name="Preformatted_20_Text">
      <style:text-properties fo:color="#00a933" officeooo:rsid="0067e36e" officeooo:paragraph-rsid="0067e36e"/>
    </style:style>
    <style:style style:name="P11" style:family="paragraph" style:parent-style-name="Preformatted_20_Text">
      <style:text-properties officeooo:rsid="00697127" officeooo:paragraph-rsid="0069f380"/>
    </style:style>
    <style:style style:name="P12" style:family="paragraph" style:parent-style-name="Preformatted_20_Text">
      <style:text-properties officeooo:paragraph-rsid="0069f380"/>
    </style:style>
    <style:style style:name="P13" style:family="paragraph" style:parent-style-name="Preformatted_20_Text">
      <style:paragraph-properties fo:margin-left="1.249cm" fo:margin-right="0cm" fo:text-indent="0cm" style:auto-text-indent="false"/>
    </style:style>
    <style:style style:name="P14" style:family="paragraph" style:parent-style-name="Preformatted_20_Text">
      <style:paragraph-properties fo:margin-left="1.249cm" fo:margin-right="0cm" fo:text-indent="0cm" style:auto-text-indent="false"/>
      <style:text-properties fo:font-style="italic" style:font-style-asian="italic" style:font-style-complex="italic"/>
    </style:style>
    <style:style style:name="P15" style:family="paragraph" style:parent-style-name="Preformatted_20_Text">
      <style:paragraph-properties fo:margin-left="1.249cm" fo:margin-right="0cm" fo:text-indent="0cm" style:auto-text-indent="false"/>
      <style:text-properties fo:color="#00a933" fo:font-style="italic" style:font-style-asian="italic" style:font-style-complex="italic"/>
    </style:style>
    <style:style style:name="P16" style:family="paragraph" style:parent-style-name="Preformatted_20_Text">
      <style:paragraph-properties fo:margin-left="1.249cm" fo:margin-right="0cm" fo:text-indent="0cm" style:auto-text-indent="false"/>
      <style:text-properties fo:color="#00a933" officeooo:paragraph-rsid="0069f380"/>
    </style:style>
    <style:style style:name="P17" style:family="paragraph" style:parent-style-name="Preformatted_20_Text">
      <style:paragraph-properties fo:margin-left="1.249cm" fo:margin-right="0cm" fo:text-indent="0cm" style:auto-text-indent="false"/>
      <style:text-properties fo:color="#00a933" fo:background-color="transparent"/>
    </style:style>
    <style:style style:name="P18" style:family="paragraph" style:parent-style-name="Preformatted_20_Text">
      <style:paragraph-properties fo:margin-left="1.249cm" fo:margin-right="0cm" fo:text-indent="0cm" style:auto-text-indent="false"/>
      <style:text-properties officeooo:paragraph-rsid="005f606e"/>
    </style:style>
    <style:style style:name="P19" style:family="paragraph" style:parent-style-name="Subtitle">
      <style:paragraph-properties fo:break-before="page"/>
      <style:text-properties officeooo:rsid="0067e36e" officeooo:paragraph-rsid="0067e36e"/>
    </style:style>
    <style:style style:name="P20" style:family="paragraph" style:parent-style-name="Preformatted_20_Text">
      <style:paragraph-properties fo:margin-left="0cm" fo:margin-right="0cm" fo:text-indent="0cm" style:auto-text-indent="false"/>
      <style:text-properties fo:color="#00a933" officeooo:rsid="00629ff8" officeooo:paragraph-rsid="0069f380"/>
    </style:style>
    <style:style style:name="P21" style:family="paragraph" style:parent-style-name="Preformatted_20_Text">
      <style:paragraph-properties fo:margin-left="0cm" fo:margin-right="0cm" fo:text-indent="0cm" style:auto-text-indent="false"/>
      <style:text-properties fo:color="#00a933" style:font-name="Liberation Mono" fo:font-size="10pt" style:font-name-asian="Liberation Mono" style:font-size-asian="10pt" style:font-name-complex="Liberation Mono" style:font-size-complex="10pt"/>
    </style:style>
    <style:style style:name="P22" style:family="paragraph" style:parent-style-name="Preformatted_20_Text">
      <style:paragraph-properties fo:margin-left="0cm" fo:margin-right="0cm" fo:text-indent="0cm" style:auto-text-indent="false"/>
      <style:text-properties fo:color="#00a933" style:font-name="Liberation Mono" fo:font-size="10pt" officeooo:rsid="0066e4ee" officeooo:paragraph-rsid="0066e4ee" style:font-name-asian="Liberation Mono" style:font-size-asian="10pt" style:font-name-complex="Liberation Mono" style:font-size-complex="10pt"/>
    </style:style>
    <style:style style:name="P23" style:family="paragraph" style:parent-style-name="Preformatted_20_Text">
      <style:paragraph-properties fo:margin-left="0cm" fo:margin-right="0cm" fo:text-indent="0cm" style:auto-text-indent="false"/>
      <style:text-properties fo:color="#00a933" officeooo:rsid="0067e36e" officeooo:paragraph-rsid="00697127" fo:background-color="transparent"/>
    </style:style>
    <style:style style:name="P24" style:family="paragraph" style:parent-style-name="Preformatted_20_Text">
      <style:paragraph-properties fo:margin-left="0cm" fo:margin-right="0cm" fo:text-indent="0cm" style:auto-text-indent="false"/>
      <style:text-properties fo:color="#000000" style:font-name="Liberation Mono" fo:font-size="10pt" officeooo:rsid="0066e4ee" officeooo:paragraph-rsid="0066e4ee" style:font-name-asian="Liberation Mono" style:font-size-asian="10pt" style:font-name-complex="Liberation Mono" style:font-size-complex="10pt"/>
    </style:style>
    <style:style style:name="P25" style:family="paragraph" style:parent-style-name="Preformatted_20_Text">
      <style:paragraph-properties fo:margin-left="0cm" fo:margin-right="0cm" fo:text-indent="0cm" style:auto-text-indent="false"/>
      <style:text-properties fo:color="#000000" officeooo:rsid="00697127" officeooo:paragraph-rsid="0069f380" fo:background-color="transparent"/>
    </style:style>
    <style:style style:name="P26" style:family="paragraph" style:parent-style-name="Preformatted_20_Text">
      <style:paragraph-properties fo:margin-left="0cm" fo:margin-right="0cm" fo:text-indent="0cm" style:auto-text-indent="false"/>
      <style:text-properties officeooo:paragraph-rsid="0067e36e"/>
    </style:style>
    <style:style style:name="P27" style:family="paragraph" style:parent-style-name="Subtitle">
      <style:text-properties officeooo:rsid="0067e36e" officeooo:paragraph-rsid="0067e36e"/>
    </style:style>
    <style:style style:name="P28" style:family="paragraph" style:parent-style-name="Subtitle">
      <style:text-properties officeooo:paragraph-rsid="0069f380"/>
    </style:style>
    <style:style style:name="P29" style:family="paragraph" style:parent-style-name="Heading_20_1" style:master-page-name="Standard">
      <style:paragraph-properties style:page-number="auto"/>
      <style:text-properties officeooo:rsid="005722ea" officeooo:paragraph-rsid="005722ea"/>
    </style:style>
    <style:style style:name="P30" style:family="paragraph" style:parent-style-name="Code_20_Fragment">
      <style:text-properties officeooo:paragraph-rsid="006c084c"/>
    </style:style>
    <style:style style:name="P31" style:family="paragraph" style:parent-style-name="Preformatted_20_Text">
      <style:paragraph-properties fo:margin-left="0cm" fo:margin-right="0cm" fo:text-indent="0cm" style:auto-text-indent="false"/>
      <style:text-properties fo:color="#000000" style:font-name="Liberation Mono" fo:font-size="10pt" officeooo:rsid="0066e4ee" officeooo:paragraph-rsid="0066e4ee" style:font-name-asian="Liberation Mono" style:font-size-asian="10pt" style:font-name-complex="Liberation Mono" style:font-size-complex="10pt"/>
    </style:style>
    <style:style style:name="P32" style:family="paragraph" style:parent-style-name="Preformatted_20_Text">
      <style:paragraph-properties fo:margin-left="0cm" fo:margin-right="0cm" fo:text-indent="0cm" style:auto-text-indent="false"/>
      <style:text-properties fo:color="#000000" officeooo:rsid="0067e36e" officeooo:paragraph-rsid="0067e36e" fo:background-color="transparent"/>
    </style:style>
    <style:style style:name="P33" style:family="paragraph" style:parent-style-name="Preformatted_20_Text">
      <style:paragraph-properties fo:margin-left="0cm" fo:margin-right="0cm" fo:text-indent="0cm" style:auto-text-indent="false"/>
      <style:text-properties fo:color="#000000" officeooo:rsid="00697127" officeooo:paragraph-rsid="00697127" fo:background-color="transparent"/>
    </style:style>
    <style:style style:name="P34" style:family="paragraph" style:parent-style-name="Preformatted_20_Text">
      <style:paragraph-properties fo:margin-left="0cm" fo:margin-right="0cm" fo:text-indent="0cm" style:auto-text-indent="false"/>
      <style:text-properties fo:color="#000000" officeooo:rsid="005f606e" officeooo:paragraph-rsid="005f606e"/>
    </style:style>
    <style:style style:name="P35" style:family="paragraph" style:parent-style-name="Preformatted_20_Text">
      <style:paragraph-properties fo:margin-left="0cm" fo:margin-right="0cm" fo:text-indent="0cm" style:auto-text-indent="false"/>
      <style:text-properties fo:color="#000000" officeooo:rsid="0060542b" officeooo:paragraph-rsid="0060542b"/>
    </style:style>
    <style:style style:name="P36" style:family="paragraph" style:parent-style-name="Preformatted_20_Text">
      <style:paragraph-properties fo:margin-left="0cm" fo:margin-right="0cm" fo:text-indent="0cm" style:auto-text-indent="false"/>
      <style:text-properties fo:color="#000000" officeooo:rsid="0061973b" officeooo:paragraph-rsid="0061973b"/>
    </style:style>
    <style:style style:name="P37" style:family="paragraph" style:parent-style-name="Preformatted_20_Text">
      <style:paragraph-properties fo:margin-left="0cm" fo:margin-right="0cm" fo:text-indent="0cm" style:auto-text-indent="false"/>
      <style:text-properties fo:color="#000000" officeooo:rsid="0069f380" officeooo:paragraph-rsid="0069f380"/>
    </style:style>
    <style:style style:name="P38" style:family="paragraph" style:parent-style-name="Preformatted_20_Text">
      <style:paragraph-properties fo:margin-left="0cm" fo:margin-right="0cm" fo:text-indent="0cm" style:auto-text-indent="false"/>
      <style:text-properties fo:color="#000000" officeooo:paragraph-rsid="0061973b"/>
    </style:style>
    <style:style style:name="P39" style:family="paragraph" style:parent-style-name="Preformatted_20_Text">
      <style:paragraph-properties fo:margin-left="0cm" fo:margin-right="0cm" fo:text-indent="0cm" style:auto-text-indent="false"/>
      <style:text-properties fo:color="#00a933"/>
    </style:style>
    <style:style style:name="P40" style:family="paragraph" style:parent-style-name="Preformatted_20_Text">
      <style:paragraph-properties fo:margin-left="0cm" fo:margin-right="0cm" fo:text-indent="0cm" style:auto-text-indent="false"/>
      <style:text-properties fo:color="#00a933" officeooo:rsid="005f606e" officeooo:paragraph-rsid="005f606e"/>
    </style:style>
    <style:style style:name="P41" style:family="paragraph" style:parent-style-name="Preformatted_20_Text">
      <style:paragraph-properties fo:margin-left="0cm" fo:margin-right="0cm" fo:text-indent="0cm" style:auto-text-indent="false"/>
      <style:text-properties fo:color="#00a933" officeooo:rsid="0061973b" officeooo:paragraph-rsid="0061973b"/>
    </style:style>
    <style:style style:name="P42" style:family="paragraph" style:parent-style-name="Preformatted_20_Text">
      <style:paragraph-properties fo:margin-left="0cm" fo:margin-right="0cm" fo:text-indent="0cm" style:auto-text-indent="false"/>
      <style:text-properties fo:color="#00a933" style:font-name="Liberation Mono" fo:font-size="10pt" officeooo:rsid="0066e4ee" officeooo:paragraph-rsid="0066e4ee" style:font-name-asian="Liberation Mono" style:font-size-asian="10pt" style:font-name-complex="Liberation Mono" style:font-size-complex="10pt"/>
    </style:style>
    <style:style style:name="P43" style:family="paragraph" style:parent-style-name="Preformatted_20_Text">
      <style:paragraph-properties fo:margin-left="0cm" fo:margin-right="0cm" fo:text-indent="0cm" style:auto-text-indent="false"/>
      <style:text-properties officeooo:paragraph-rsid="0061973b"/>
    </style:style>
    <style:style style:name="P44" style:family="paragraph" style:parent-style-name="Preformatted_20_Text" style:master-page-name="">
      <loext:graphic-properties draw:fill="none"/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page-number="auto" fo:background-color="transparent" style:writing-mode="lr-tb"/>
      <style:text-properties officeooo:paragraph-rsid="0069f380"/>
    </style:style>
    <style:style style:name="P45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background-color="transparent" style:writing-mode="lr-tb"/>
      <style:text-properties officeooo:paragraph-rsid="0069f380"/>
    </style:style>
    <style:style style:name="P46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background-color="transparent" style:writing-mode="lr-tb"/>
      <style:text-properties officeooo:rsid="006507df" officeooo:paragraph-rsid="0069f380"/>
    </style:style>
    <style:style style:name="P47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background-color="transparent" style:writing-mode="lr-tb"/>
      <style:text-properties fo:color="#000000" officeooo:rsid="0066e4ee" officeooo:paragraph-rsid="0069f380"/>
    </style:style>
    <style:style style:name="P48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background-color="transparent" style:writing-mode="lr-tb"/>
      <style:text-properties fo:color="#000000" officeooo:rsid="0063b1fc" officeooo:paragraph-rsid="0069f380"/>
    </style:style>
    <style:style style:name="P49" style:family="paragraph" style:parent-style-name="Preformatted_20_Text">
      <loext:graphic-properties draw:fill="none"/>
      <style:paragraph-properties fo:margin-left="1.249cm" fo:margin-right="0cm" fo:margin-top="0cm" fo:margin-bottom="0cm" loext:contextual-spacing="false" fo:text-align="start" style:justify-single-word="false" fo:orphans="2" fo:widows="2" fo:text-indent="0cm" style:auto-text-indent="false" fo:background-color="transparent" style:writing-mode="lr-tb"/>
      <style:text-properties officeooo:rsid="0063b1fc" officeooo:paragraph-rsid="0069f380"/>
    </style:style>
    <style:style style:name="P50" style:family="paragraph" style:parent-style-name="Preformatted_20_Text">
      <style:text-properties officeooo:paragraph-rsid="006c084c"/>
    </style:style>
    <style:style style:name="P51" style:family="paragraph" style:parent-style-name="Preformatted_20_Text">
      <style:text-properties officeooo:paragraph-rsid="005f606e"/>
    </style:style>
    <style:style style:name="P52" style:family="paragraph" style:parent-style-name="Subtitle">
      <style:paragraph-properties fo:margin-left="0cm" fo:margin-right="0cm" fo:text-indent="0cm" style:auto-text-indent="false"/>
      <style:text-properties fo:color="#000000" officeooo:rsid="0063b1fc"/>
    </style:style>
    <style:style style:name="P53" style:family="paragraph" style:parent-style-name="Subtitle">
      <style:paragraph-properties fo:break-before="page"/>
    </style:style>
    <style:style style:name="T1" style:family="text">
      <style:text-properties officeooo:rsid="005a81f1"/>
    </style:style>
    <style:style style:name="T2" style:family="text">
      <style:text-properties officeooo:rsid="005b3d4e"/>
    </style:style>
    <style:style style:name="T3" style:family="text">
      <style:text-properties fo:color="#000000"/>
    </style:style>
    <style:style style:name="T4" style:family="text">
      <style:text-properties fo:color="#000000" fo:font-style="italic" officeooo:rsid="005b3d4e" style:font-style-asian="italic" style:font-style-complex="italic"/>
    </style:style>
    <style:style style:name="T5" style:family="text">
      <style:text-properties fo:color="#000000" style:font-name="Liberation Mono" fo:font-size="10pt" fo:font-style="italic" officeooo:rsid="005b3d4e" style:font-name-asian="Liberation Mono" style:font-size-asian="10pt" style:font-style-asian="italic" style:font-name-complex="Liberation Mono" style:font-size-complex="10pt" style:font-style-complex="italic"/>
    </style:style>
    <style:style style:name="T6" style:family="text">
      <style:text-properties fo:color="#000000" style:font-name="Liberation Mono" fo:font-size="10pt" officeooo:rsid="00697127" fo:background-color="transparent" loext:char-shading-value="0" style:font-name-asian="Liberation Mono" style:font-size-asian="10pt" style:font-name-complex="Liberation Mono" style:font-size-complex="10pt"/>
    </style:style>
    <style:style style:name="T7" style:family="text">
      <style:text-properties fo:color="#000000" style:font-name="Liberation Mono" fo:font-size="10pt" officeooo:rsid="006c084c" style:font-name-asian="Liberation Mono" style:font-size-asian="10pt" style:font-name-complex="Liberation Mono" style:font-size-complex="10pt"/>
    </style:style>
    <style:style style:name="T8" style:family="text">
      <style:text-properties fo:color="#000000" style:font-name="Liberation Mono" fo:font-size="10pt" officeooo:rsid="0061973b" style:font-name-asian="Liberation Mono" style:font-size-asian="10pt" style:font-name-complex="Liberation Mono" style:font-size-complex="10pt"/>
    </style:style>
    <style:style style:name="T9" style:family="text">
      <style:text-properties fo:color="#000000" officeooo:rsid="0067e36e" fo:background-color="transparent" loext:char-shading-value="0"/>
    </style:style>
    <style:style style:name="T10" style:family="text">
      <style:text-properties fo:color="#000000" officeooo:rsid="00697127" fo:background-color="transparent" loext:char-shading-value="0"/>
    </style:style>
    <style:style style:name="T11" style:family="text">
      <style:text-properties fo:color="#000000" officeooo:rsid="00697127"/>
    </style:style>
    <style:style style:name="T12" style:family="text">
      <style:text-properties fo:color="#000000" officeooo:rsid="006c084c"/>
    </style:style>
    <style:style style:name="T13" style:family="text">
      <style:text-properties officeooo:rsid="005722ea"/>
    </style:style>
    <style:style style:name="T14" style:family="text">
      <style:text-properties style:font-name="Liberation Mono" fo:font-size="10pt" officeooo:rsid="005b3d4e" style:font-name-asian="Liberation Mono" style:font-size-asian="10pt" style:font-name-complex="Liberation Mono" style:font-size-complex="10pt"/>
    </style:style>
    <style:style style:name="T15" style:family="text">
      <style:text-properties style:font-name="Liberation Mono" fo:font-size="10pt" officeooo:rsid="005c4da5" style:font-name-asian="Liberation Mono" style:font-size-asian="10pt" style:font-name-complex="Liberation Mono" style:font-size-complex="10pt"/>
    </style:style>
    <style:style style:name="T16" style:family="text">
      <style:text-properties style:font-name="Liberation Mono" fo:font-size="10pt" officeooo:rsid="006507df" style:font-name-asian="Liberation Mono" style:font-size-asian="10pt" style:font-name-complex="Liberation Mono" style:font-size-complex="10pt"/>
    </style:style>
    <style:style style:name="T17" style:family="text">
      <style:text-properties style:font-name="Liberation Mono" fo:font-size="10pt" officeooo:rsid="0066e4ee" style:font-name-asian="Liberation Mono" style:font-size-asian="10pt" style:font-name-complex="Liberation Mono" style:font-size-complex="10pt"/>
    </style:style>
    <style:style style:name="T18" style:family="text">
      <style:text-properties style:font-name="Liberation Mono" fo:font-size="10pt" officeooo:rsid="0061973b" style:font-name-asian="Liberation Mono" style:font-size-asian="10pt" style:font-name-complex="Liberation Mono" style:font-size-complex="10pt"/>
    </style:style>
    <style:style style:name="T19" style:family="text">
      <style:text-properties style:font-name="Liberation Mono" fo:font-size="12pt" officeooo:rsid="005c4da5" style:font-name-asian="Liberation Mono" style:font-size-asian="12pt" style:font-name-complex="Liberation Mono" style:font-size-complex="12pt"/>
    </style:style>
    <style:style style:name="T20" style:family="text">
      <style:text-properties fo:color="#b2b2b2"/>
    </style:style>
    <style:style style:name="T21" style:family="text">
      <style:text-properties fo:color="#b2b2b2" officeooo:rsid="005f606e"/>
    </style:style>
    <style:style style:name="T22" style:family="text">
      <style:text-properties officeooo:rsid="005f606e"/>
    </style:style>
    <style:style style:name="T23" style:family="text">
      <style:text-properties fo:color="#00a933"/>
    </style:style>
    <style:style style:name="T24" style:family="text">
      <style:text-properties fo:color="#00a933" officeooo:rsid="0060542b"/>
    </style:style>
    <style:style style:name="T25" style:family="text">
      <style:text-properties fo:color="#00a933" style:font-name="Liberation Mono" fo:font-size="10pt" officeooo:rsid="0060542b" style:font-name-asian="Liberation Mono" style:font-size-asian="10pt" style:font-name-complex="Liberation Mono" style:font-size-complex="10pt"/>
    </style:style>
    <style:style style:name="T26" style:family="text">
      <style:text-properties officeooo:rsid="00629ff8"/>
    </style:style>
    <style:style style:name="T27" style:family="text">
      <style:text-properties officeooo:rsid="0063b1fc"/>
    </style:style>
    <style:style style:name="T28" style:family="text">
      <style:text-properties officeooo:rsid="006507df"/>
    </style:style>
    <style:style style:name="T29" style:family="text">
      <style:text-properties officeooo:rsid="0066e4ee"/>
    </style:style>
    <style:style style:name="T30" style:family="text">
      <style:text-properties officeooo:rsid="0067e36e"/>
    </style:style>
    <style:style style:name="T31" style:family="text">
      <style:text-properties officeooo:rsid="00697127"/>
    </style:style>
    <style:style style:name="T32" style:family="text">
      <style:text-properties officeooo:rsid="006c084c"/>
    </style:style>
    <style:style style:name="T33" style:family="text">
      <style:text-properties officeooo:rsid="006d12f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9" text:outline-level="1">Wetterstation ‚Schülerlabor‘<text:line-break/>Softwarebeschreibung</text:h>
      <text:p text:style-name="Preformatted_20_Text">10.01.2022 H.Schulte</text:p>
      <text:p text:style-name="P5"/>
      <text:p text:style-name="Subtitle">Module:</text:p>
      <text:p text:style-name="P1">.</text:p>
      <text:p text:style-name="P1">├── batterie.py</text:p>
      <text:p text:style-name="P1">├── BME280_1.py</text:p>
      <text:p text:style-name="P1">├── boot.py</text:p>
      <text:p text:style-name="P1">├── client.py</text:p>
      <text:p text:style-name="P1">├── <text:span text:style-name="T20">i2c_scan.py </text:span><text:span text:style-name="T21">**)</text:span></text:p>
      <text:p text:style-name="P1">├── main.py</text:p>
      <text:p text:style-name="P1">├── reset.py</text:p>
      <text:p text:style-name="P1">├── send_thingspeak2.py</text:p>
      <text:p text:style-name="P2">├── <text:span text:style-name="T20">test.py <text:s text:c="4"/></text:span><text:span text:style-name="T21">**)</text:span></text:p>
      <text:p text:style-name="P1">└── wdt.py</text:p>
      <text:p text:style-name="Preformatted_20_Text"/>
      <text:p text:style-name="P51">(Die mit <text:span text:style-name="T20">**) </text:span><text:span text:style-name="T3">gekennzeichneten Skripts sind nicht unbedingt erforderlich ).</text:span></text:p>
      <text:p text:style-name="P50"><text:span text:style-name="T7">Skript-</text:span><text:span text:style-name="T12">Fragmente sind mit</text:span></text:p>
      <text:p text:style-name="Code_20_Fragment">#Code </text:p>
      <text:p text:style-name="Preformatted_20_Text">gekennzeichnet.</text:p>
      <text:p text:style-name="Preformatted_20_Text"/>
      <text:p text:style-name="Subtitle"><text:span text:style-name="T1">Modul b</text:span>oot.py</text:p>
      <text:p text:style-name="Standard"/>
      <text:p text:style-name="Code_20_Fragment"># boot.py</text:p>
      <text:p text:style-name="Code_20_Fragment">#...</text:p>
      <text:p text:style-name="Code_20_Fragment">print('\nboot: ' , f"'{reset.typ()}' reset")</text:p>
      <text:p text:style-name="Code_20_Fragment">print( 'rtc-memory:',machine.RTC().memory() )</text:p>
      <text:p text:style-name="P14"/>
      <text:p text:style-name="Preformatted_20_Text">‚<text:span text:style-name="T1">boot‘ </text:span>Meldet den Resettyp und den Inhalt vom RTC-Memory. <text:s/>Es sind folgende Resettypen möglich:</text:p>
      <text:p text:style-name="P13"><text:s text:c="2"/>0: "poweron"</text:p>
      <text:p text:style-name="P13"><text:s text:c="2"/>1: "watchdog"</text:p>
      <text:p text:style-name="P13"><text:s text:c="2"/>4: "software"</text:p>
      <text:p text:style-name="P13"><text:s text:c="2"/>5: "deepsleep“</text:p>
      <text:p text:style-name="P13"><text:s text:c="2"/>6: "hardware"</text:p>
      <text:p text:style-name="P18"><text:s text:c="2"/><text:span text:style-name="T22">x: "unbekannt"</text:span></text:p>
      <text:p text:style-name="P13"/>
      <text:p text:style-name="P6">RTC-Memory <text:span text:style-name="T2">ist ein Speicher , der über Reset hinweg erhalten bleibt, jedoch bei Spannungsausfall gelöscht ist. </text:span></text:p>
      <text:p text:style-name="P6"/>
      <text:p text:style-name="Preformatted_20_Text">Beipiel für eine Boot-Meldung:</text:p>
      <text:p text:style-name="P14">boot: <text:s/>'poweron' reset</text:p>
      <text:p text:style-name="P14">rtc-memory: b'' <text:s text:c="3"/><text:span text:style-name="T22">( b‘‘ heisst leer)</text:span></text:p>
      <text:p text:style-name="P14"/>
      <text:p text:style-name="Subtitle">Modul main.py</text:p>
      <text:p text:style-name="Preformatted_20_Text"/>
      <text:p text:style-name="Code_20_Fragment"># <text:s/>main.py</text:p>
      <text:p text:style-name="Code_20_Fragment">print('...main')</text:p>
      <text:p text:style-name="Code_20_Fragment">import client</text:p>
      <text:p text:style-name="P15"/>
      <text:p text:style-name="P7"><text:span text:style-name="T13">Nach boot.py geht es aut</text:span><text:span text:style-name="T1">o</text:span><text:span text:style-name="T13">matisch weiter bei ‚main.py‘. </text:span><text:span text:style-name="T2">Hier wird sofort weitergeleitet an ‚client.py‘. Durch </text:span><text:span text:style-name="T14">‚#‘ bei</text:span><text:span text:style-name="T2"> ‚#</text:span><text:span text:style-name="T4">import client‘ </text:span><text:span text:style-name="T5">kann zum Testen der Autostart verhindert werden.</text:span></text:p>
      <text:p text:style-name="P3"/>
      <text:p text:style-name="P27"/>
      <text:p text:style-name="P19">Modul reset.py</text:p>
      <text:p text:style-name="P4"/>
      <text:p text:style-name="Code_20_Fragment"><text:s text:c="4"/>def gettyp():</text:p>
      <text:p text:style-name="Code_20_Fragment"><text:s text:c="8"/>x=machine.reset_cause()</text:p>
      <text:p text:style-name="Code_20_Fragment"><text:s text:c="8"/>y='unbekannter'</text:p>
      <text:p text:style-name="Code_20_Fragment"><text:s text:c="8"/>if x==6:</text:p>
      <text:p text:style-name="Code_20_Fragment"><text:s text:c="12"/>y="hardware"</text:p>
      <text:p text:style-name="Code_20_Fragment"><text:s text:c="8"/>elif x==5:</text:p>
      <text:p text:style-name="Code_20_Fragment"><text:s text:c="12"/>y="deepsleep"</text:p>
      <text:p text:style-name="Code_20_Fragment"><text:s text:c="8"/>elif x==0:</text:p>
      <text:p text:style-name="Code_20_Fragment"><text:s text:c="12"/>y="poweron"</text:p>
      <text:p text:style-name="Code_20_Fragment"><text:s text:c="8"/>elif x==4:</text:p>
      <text:p text:style-name="Code_20_Fragment"><text:s text:c="12"/>y="software"</text:p>
      <text:p text:style-name="Code_20_Fragment"><text:s text:c="8"/>elif x==1:</text:p>
      <text:p text:style-name="Code_20_Fragment"><text:s text:c="12"/>y= "watchdog"</text:p>
      <text:p text:style-name="Code_20_Fragment"><text:s text:c="8"/>return y</text:p>
      <text:p text:style-name="P9"/>
      <text:p text:style-name="P8">Je nach Art des Neustarts wird der Resettyp als Text bestimmt.</text:p>
      <text:p text:style-name="P10"/>
      <text:p text:style-name="P10"/>
      <text:p text:style-name="P28"/>
      <text:p text:style-name="P28"/>
      <text:p text:style-name="P28">Modul batterie.py</text:p>
      <text:p text:style-name="P20"><text:s/></text:p>
      <text:p text:style-name="Code_20_Fragment">def volt():</text:p>
      <text:p text:style-name="Code_20_Fragment"><text:s text:c="8"/>y=5.0*machine.ADC(0).read() /944</text:p>
      <text:p text:style-name="Code_20_Fragment"/>
      <text:p text:style-name="Code_20_Fragment"><text:s text:c="8"/>return round (y,2) # 2 stellen hinter'm komma reichen <text:s text:c="6"/></text:p>
      <text:p text:style-name="P16"/>
      <text:p text:style-name="P44"><text:span text:style-name="T28">Der Ausdruck </text:span>‚machine.ADC(0).read()‘ <text:span text:style-name="T26">liefert bei 1 Volt 1023 a</text:span><text:span text:style-name="T28">m Prozessoreingang </text:span><text:span text:style-name="T26"><text:s/>AN0.</text:span></text:p>
      <text:p text:style-name="P45"><text:span text:style-name="T16">Der</text:span><text:span text:style-name="T26"> Messwert </text:span><text:span text:style-name="T28">wird</text:span><text:span text:style-name="T26"> </text:span><text:span text:style-name="T27">durch einen Spannungsteiler 470K / 100k </text:span><text:span text:style-name="T28"><text:s/></text:span><text:span text:style-name="T26">geteilt</text:span><text:span text:style-name="T27">.</text:span></text:p>
      <text:p text:style-name="P49"><text:line-break/>U_adc= U_mess*100k/(100k+470k)= U_mess * 0,1754<text:line-break/></text:p>
      <text:p text:style-name="P46">Dreisatz liefert: <text:s/>1 Volt <text:s text:c="10"/>=&gt; 1023 <text:s/></text:p>
      <text:p text:style-name="P45"><text:span text:style-name="T27"><text:tab/><text:tab/><text:tab/> <text:s/></text:span><text:span text:style-name="T28">5 Volt </text:span><text:span text:style-name="T27">* 0,175</text:span><text:span text:style-name="T28">4 <text:s/>=&gt; x</text:span></text:p>
      <text:p text:style-name="P45"/>
      <text:p text:style-name="P45"><text:span text:style-name="T28">x = ( 5 * 0,1754 / 1 ) * 102</text:span><text:span text:style-name="T16">4</text:span><text:span text:style-name="T28"> = 89</text:span><text:span text:style-name="T17">8</text:span></text:p>
      <text:p text:style-name="P47">Der ADC sollte 898 leifern,</text:p>
      <text:p text:style-name="P48"><text:span text:style-name="T29">b</text:span>ei 5 Volt hat der ADC <text:span text:style-name="T29">jedoch </text:span>944 gemessen ( 5 % <text:s/>Toleranz ist hier normal).</text:p>
      <text:p text:style-name="Subtitle"/>
      <text:p text:style-name="P53">Modul client.py</text:p>
      <text:p text:style-name="Standard"/>
      <text:p text:style-name="Preformatted_20_Text"><text:span text:style-name="T2">Hier werden zur Übersicht nur die Funktionsaufrufe dargestellt, also oh</text:span><text:span text:style-name="T15">ne</text:span><text:span text:style-name="T19"> </text:span><text:span text:style-name="T2">die Definionen der Funktionen.</text:span></text:p>
      <text:p text:style-name="Preformatted_20_Text"/>
      <text:p text:style-name="Code_20_Fragment"><text:span text:style-name="T22">s</text:span>chlaf= Schlafen(minuten=<text:span text:style-name="T22">x</text:span>) </text:p>
      <text:p text:style-name="P34">Schlafzeit wird eingestellt ( x = 0 heisst; kein Schlaf)</text:p>
      <text:p text:style-name="P40"><text:s/></text:p>
      <text:p text:style-name="P30">reset=Reset()</text:p>
      <text:p text:style-name="P34">Resetereignis wird interpretiert</text:p>
      <text:p text:style-name="P34"/>
      <text:p text:style-name="Code_20_Fragment">wdt= mywdt()</text:p>
      <text:p text:style-name="Code_20_Fragment">wdt.start()</text:p>
      <text:p text:style-name="P34">Watchdog wird gestartet, das folgende Programm muss nach 10 Sekunden fertig sein oder es musss wdt.feed() aufgerufen werden; falls nicht so erfolgt über den watchdog Timer ein Reset. <text:line-break/><text:span text:style-name="T33">Siehe ‚Modul wdt.py‘<text:line-break/></text:span></text:p>
      <text:p text:style-name="Code_20_Fragment">start_bme()</text:p>
      <text:p text:style-name="P35">I2C Bus und BME-280 Modul starten; Module haben die I2C.Bus Adr. 0x76 oder 0x77. Die Adr. lässt sich mit <text:s/>‚i2c_scan.py‘ <text:s/>prüfen.</text:p>
      <text:p text:style-name="P39"><text:s/></text:p>
      <text:p text:style-name="Code_20_Fragment">for i in range(10): # 10sec, um kb interrupt zu ermoeglichen</text:p>
      <text:p text:style-name="Code_20_Fragment"><text:s text:c="4"/>blink()</text:p>
      <text:p text:style-name="P35">Eine kleine Pause mit blinkender LED; an dieser Stelle lässt sich das Programm durch Control-C unterbrechen.</text:p>
      <text:p text:style-name="P39"><text:s text:c="4"/></text:p>
      <text:p text:style-name="Code_20_Fragment"><text:span text:style-name="T23">WiFi_SSID, WiFi_PW= "</text:span><text:span text:style-name="T25">ssid</text:span><text:span text:style-name="T23">","</text:span><text:span text:style-name="T24">password</text:span><text:span text:style-name="T23">"</text:span></text:p>
      <text:p text:style-name="P35">Wlan.Einstellungen</text:p>
      <text:p text:style-name="P39"><text:s text:c="14"/></text:p>
      <text:p text:style-name="Code_20_Fragment">sta = network.WLAN(network.STA_IF)</text:p>
      <text:p text:style-name="P36">Die WLAN Station wird eröffnet</text:p>
      <text:p text:style-name="P41"/>
      <text:p text:style-name="Code_20_Fragment">if sta.active() and sta.isconnected(): <text:s text:c="2"/># schon verbunden ?</text:p>
      <text:p text:style-name="P36">Test, ob schon eine Verbindung besteht. ESP8266 seichert die letzten Einstellungen im nichtflüchtigen Speicher.</text:p>
      <text:p text:style-name="P38"><text:span text:style-name="T18">Wenn keine Verbindung besteht, neue Verbindung ausbauen</text:span></text:p>
      <text:p text:style-name="Code_20_Fragment">sta.active(True)</text:p>
      <text:p text:style-name="Code_20_Fragment">sta.connect(WiFi_SSID, WiFi_PW)</text:p>
      <text:p text:style-name="P39"/>
      <text:p text:style-name="P36">Warten, bis Verbindung besteht:</text:p>
      <text:p text:style-name="Code_20_Fragment">while not sta.isconnected ():</text:p>
      <text:p text:style-name="Code_20_Fragment">…</text:p>
      <text:p text:style-name="P43"><text:span text:style-name="T8"/></text:p>
      <text:p text:style-name="P43"><text:span text:style-name="T8">Messwerte vom BME280 Modul und Batteriespannung lesen:</text:span></text:p>
      <text:p text:style-name="Code_20_Fragment">t,h,d,v=messwerte()</text:p>
      <text:p text:style-name="P39"/>
      <text:p text:style-name="P36">An Thingspeak senden:</text:p>
      <text:p text:style-name="Code_20_Fragment">send(t,h,d,v) <text:s text:c="5"/></text:p>
      <text:p text:style-name="P37">siehe Modul ‚send_thingspeak2.py‘</text:p>
      <text:p text:style-name="P39"/>
      <text:p text:style-name="P36">fertig; deepsleep starten:</text:p>
      <text:p text:style-name="Code_20_Fragment">schlaf.jetzt() <text:s text:c="4"/>#ende</text:p>
      <text:p text:style-name="P52"/>
      <text:p text:style-name="Subtitle"><text:soft-page-break/><text:span text:style-name="T29">Modul </text:span>BME280_1.py</text:p>
      <text:p text:style-name="Standard"/>
      <text:p text:style-name="Code_20_Fragment">i2c = I2C(scl=Pin(5), sda=Pin(4), freq=100000)</text:p>
      <text:p text:style-name="Code_20_Fragment">i2c_adr= i2c.scan()[0]</text:p>
      <text:p text:style-name="Code_20_Fragment">bme = BME280(address=i2c_adr, i2c=i2c) </text:p>
      <text:p text:style-name="P21"/>
      <text:p text:style-name="P24">Der Sensor BME280 wird über I2c-Bus-Leitungen ‚scl‘ und ‚sda‘ angesteuert. Da der Sensor der einzige Teilnehmer am Bus ist, kann als Adresse die eine Adresse genommen werden , die der i2c.scan findet.</text:p>
      <text:p text:style-name="P24">Die Instanz von der Instanz ‚bme‘ wird benutzt:</text:p>
      <text:p text:style-name="P24"><text:s text:c="4"/>t = bme.temperature</text:p>
      <text:p text:style-name="P24"><text:s text:c="4"/>h = bme.humidity</text:p>
      <text:p text:style-name="P24"><text:s text:c="4"/>d = bme.pressure</text:p>
      <text:p text:style-name="P22"/>
      <text:p text:style-name="P22"/>
      <text:p text:style-name="P22"/>
      <text:p text:style-name="P22"/>
      <text:p text:style-name="Subtitle"><text:span text:style-name="T30">Modul </text:span>send_thingspeak2.py</text:p>
      <text:p text:style-name="Standard"/>
      <text:p text:style-name="Preformatted_20_Text">Neben einigen Überwachungen ( z.B. kein Wlan, Falsche IP-Adresse etc.) besteht die Hauptaufgabe dieses Moduls, eine Verbindung zum ‚Thingspeak‘ Server herzustellen und die Messwerte zu senden. Dies geschieht mit:</text:p>
      <text:p text:style-name="Code_20_Fragment">urequests.get(url)</text:p>
      <text:p text:style-name="P17"/>
      <text:p text:style-name="P26"><text:span text:style-name="T9">url="</text:span><text:a xlink:type="simple" xlink:href="https://api.thingspeak.com/update" text:style-name="Internet_20_link" text:visited-style-name="Visited_20_Internet_20_Link">https://api.thingspeak.com/update</text:a><text:span text:style-name="T9">?<text:line-break/>api_key=OFSMOZN1COHG6PAV&amp;<text:line-break/>field1=</text:span><text:span text:style-name="T6">20.1</text:span><text:span text:style-name="T9">&amp;field2=</text:span><text:span text:style-name="T10">43</text:span><text:span text:style-name="T6">.1</text:span><text:span text:style-name="T9">&amp;field3=</text:span><text:span text:style-name="T10">999</text:span><text:span text:style-name="T6">.0</text:span><text:span text:style-name="T9">&amp;field4=</text:span><text:span text:style-name="T6">4.39</text:span><text:span text:style-name="T9">" <text:s/></text:span><text:span text:style-name="T10">( eine Zeile) </text:span></text:p>
      <text:p text:style-name="P32"/>
      <text:p text:style-name="P23"><text:span text:style-name="T3">‚url‘ ist der Internet Aufruf von Thingspeak, </text:span><text:span text:style-name="T11">wobei unsere Daten darin eingebettet sind ( api_key =… <text:s/>, </text:span><text:span text:style-name="T3">fieldx=… </text:span><text:span text:style-name="T11">)</text:span></text:p>
      <text:p text:style-name="P33"/>
      <text:p text:style-name="P33"/>
      <text:p text:style-name="P33"/>
      <text:p text:style-name="P33"/>
      <text:p text:style-name="P28">Modul wdt.py <text:s text:c="3"/>„<text:span text:style-name="T31">Watchdog“</text:span></text:p>
      <text:p text:style-name="P12">Dieses Modul ist dafür da, unbestimmte Prozesszustände abzufangen ( „der Prozessor hängt“). <text:s/>Im wesentlichen besteht der Watchdog aus 2 Funktionen:</text:p>
      <text:p text:style-name="P12"/>
      <text:p text:style-name="Code_20_Fragment"><text:span text:style-name="T31">wdt.</text:span>start():</text:p>
      <text:p text:style-name="Code_20_Fragment"><text:s text:c="4"/>''' hardware timer wird gestartet, watchdog ist jetzt scharf '''</text:p>
      <text:p text:style-name="P11">Nachdem ‚start‘ aufgerufen wurde, hat der Prozessor 10 Sekunden Zeit, etwas zu tun; falls es länger dauert, wird über einen eingebauten Timer ein Reset ausgelöst.</text:p>
      <text:p text:style-name="P12"><text:s text:c="4"/></text:p>
      <text:p text:style-name="Code_20_Fragment"><text:span text:style-name="T31">wdt.</text:span>feed():</text:p>
      <text:p text:style-name="P25">Falls der Prozessor etwas länger dauerndes zu tun hat, muss er periodisch ‚feed‘ aufrufen, dann hat er wieder 10 Sekunden Zeit bis zum automatischen Reset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FreeMono" svg:font-family="FreeMono" style:font-adornments="Schräg" style:font-family-generic="modern" style:font-pitch="fixed"/>
    <style:font-face style:name="Liberation Mono" svg:font-family="'Liberation Mono'" style:font-family-generic="modern" style:font-pitch="fixed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false" style:font-name-asian="Times New Roman1" style:font-size-asian="10pt" style:language-asian="de" style:country-asian="DE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de" fo:country="DE" style:letter-kerning="false" style:font-name-asian="Times New Roman1" style:font-size-asian="10pt" style:language-asian="de" style:country-asian="DE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Subtitle" style:family="paragraph" style:parent-style-name="Standard" style:next-style-name="Standard" style:default-outline-level="" style:class="chapter" style:master-page-name="">
      <style:paragraph-properties style:page-number="auto"/>
      <style:text-properties fo:color="#4f81bd" style:font-name="Courier New" fo:font-family="'Courier New'" style:font-family-generic="roman" style:font-pitch="variable" fo:font-size="10pt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Drawing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de_20_Fragment" style:display-name="Code Fragment" style:family="paragraph" style:parent-style-name="Caption" style:master-page-name="">
      <loext:graphic-properties draw:fill="solid" draw:fill-color="#eeeeee"/>
      <style:paragraph-properties fo:margin-left="2cm" fo:margin-right="0cm" fo:margin-top="0.011cm" fo:margin-bottom="0.011cm" loext:contextual-spacing="true" fo:text-indent="0cm" style:auto-text-indent="false" style:page-number="auto" fo:background-color="#eeeeee" fo:padding-left="0.25cm" fo:padding-right="0.049cm" fo:padding-top="0.15cm" fo:padding-bottom="0.15cm" fo:border-left="0.06pt solid #00a933" fo:border-right="none" fo:border-top="none" fo:border-bottom="none">
        <style:tab-stops/>
      </style:paragraph-properties>
      <style:text-properties fo:font-variant="normal" fo:text-transform="none" fo:color="#00a933" style:font-name="FreeMono" fo:font-family="FreeMono" style:font-style-name="Schräg" style:font-family-generic="modern" style:font-pitch="fixed" fo:font-size="10pt" style:font-relief="embossed"/>
    </style:style>
    <style:style style:name="Default_20_Paragraph_20_Font" style:display-name="Default Paragraph Font" style:family="text"/>
    <style:style style:name="Überschrift_20_1_20_Zchn" style:display-name="Überschrift 1 Zchn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Sprechblasentext_20_Zchn" style:display-name="Sprechblasentext Zchn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Untertitel_20_Zchn" style:display-name="Untertitel Zchn" style:family="text" style:parent-style-name="Default_20_Paragraph_20_Font">
      <style:text-properties fo:color="#4f81bd" style:font-name="Courier New" fo:font-family="'Courier New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.499cm" fo:margin-right="2.499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editing-cycles>30</meta:editing-cycles>
    <meta:creation-date>2021-12-11T19:46:48.422934560</meta:creation-date>
    <meta:editing-duration>PT2H38M11S</meta:editing-duration>
    <meta:generator>LibreOffice/6.4.7.2$Linux_X86_64 LibreOffice_project/40$Build-2</meta:generator>
    <dc:date>2022-02-10T14:23:36.914759223</dc:date>
    <meta:document-statistic meta:table-count="0" meta:image-count="0" meta:object-count="0" meta:page-count="4" meta:paragraph-count="127" meta:word-count="660" meta:character-count="4982" meta:non-whitespace-character-count="4174"/>
    <meta:user-defined meta:name="AppVersion">14.0000</meta:user-defined>
    <meta:user-defined meta:name="Company">AEG P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